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anana Brick" svg:font-family="'Banana Brick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894cm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style:font-name="Banana Brick" fo:font-size="140.600006103516pt" style:font-size-asian="140.600006103516pt" style:font-size-complex="140.600006103516pt"/>
    </style:style>
    <style:style style:name="T1" style:family="text">
      <style:text-properties style:font-name="Banana Brick" fo:font-size="185.300003051758pt" style:font-size-asian="185.300003051758pt" style:font-size-complex="185.300003051758pt"/>
    </style:style>
    <style:style style:name="T2" style:family="text">
      <style:text-properties style:font-name="Banana Brick" fo:font-size="140.600006103516pt" style:font-size-asian="140.600006103516pt" style:font-size-complex="140.6000061035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273cm" svg:height="9.144cm" svg:x="1.508cm" svg:y="5.699cm">
          <draw:text-box>
            <text:p text:style-name="P1"><text:span text:style-name="T1">S</text:span><text:span text:style-name="T2">tage</text:span>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Banana Brick" svg:font-family="'Banana Brick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10:34:25.664000000</meta:creation-date>
    <dc:date>2014-07-03T10:51:27.693000000</dc:date>
    <meta:editing-duration>P0D</meta:editing-duration>
    <meta:editing-cycles>3</meta:editing-cycles>
    <meta:generator>LibreOffice/4.1.5.3$Windows_x86 LibreOffice_project/1c1366bba2ba2b554cd2ca4d87c06da81c05d24</meta:generator>
    <meta:document-statistic meta:object-count="1"/>
  </office:meta>
</office:document-meta>
</file>